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paragraph-rsid="0057e000"/>
    </style:style>
    <style:style style:name="P5" style:family="paragraph" style:parent-style-name="Standard">
      <style:text-properties officeooo:rsid="0056ece6" officeooo:paragraph-rsid="0057e000"/>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Heading_20_2">
      <style:text-properties fo:font-size="12pt" style:font-size-asian="12pt" style:font-size-complex="12pt"/>
    </style:style>
    <style:style style:name="P9" style:family="paragraph" style:parent-style-name="Standard">
      <style:text-properties fo:font-style="normal" officeooo:rsid="0057e000" officeooo:paragraph-rsid="004130bb" style:font-style-asian="normal" style:font-style-complex="normal"/>
    </style:style>
    <style:style style:name="P10" style:family="paragraph" style:parent-style-name="Standard">
      <style:text-properties officeooo:paragraph-rsid="0057e000"/>
    </style:style>
    <style:style style:name="P11" style:family="paragraph" style:parent-style-name="Text_20_body">
      <style:text-properties fo:font-size="12pt" style:font-size-asian="12pt" style:font-size-complex="12pt"/>
    </style:style>
    <style:style style:name="P12" style:family="paragraph" style:parent-style-name="Text_20_body" style:list-style-name="L1">
      <style:paragraph-properties fo:margin-top="0in" fo:margin-bottom="0in" loext:contextual-spacing="false"/>
      <style:text-properties officeooo:paragraph-rsid="004130bb"/>
    </style:style>
    <style:style style:name="P13" style:family="paragraph" style:parent-style-name="Text_20_body" style:list-style-name="L1">
      <style:paragraph-properties fo:margin-top="0in" fo:margin-bottom="0in" loext:contextual-spacing="false"/>
      <style:text-properties officeooo:paragraph-rsid="00586495"/>
    </style:style>
    <style:style style:name="P14" style:family="paragraph" style:parent-style-name="Text_20_body">
      <style:paragraph-properties fo:margin-top="0in" fo:margin-bottom="0in" loext:contextual-spacing="false"/>
      <style:text-properties officeooo:rsid="0044c721" officeooo:paragraph-rsid="0044c721"/>
    </style:style>
    <style:style style:name="T1" style:family="text">
      <style:text-properties officeooo:rsid="000daaba"/>
    </style:style>
    <style:style style:name="T2" style:family="text">
      <style:text-properties fo:font-style="normal"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tyle="normal" officeooo:rsid="004130bb" style:font-style-asian="normal" style:font-style-complex="normal"/>
    </style:style>
    <style:style style:name="T5" style:family="text">
      <style:text-properties fo:font-style="normal" officeooo:rsid="0057e000"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56ece6"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57e000"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86495" style:font-size-asian="12pt" style:font-style-asian="normal" style:font-weight-asian="normal" style:font-size-complex="12pt" style:font-style-complex="normal" style:font-weight-complex="normal"/>
    </style:style>
    <style:style style:name="T10" style:family="text">
      <style:text-properties officeooo:rsid="004130bb"/>
    </style:style>
    <style:style style:name="T11" style:family="text">
      <style:text-properties officeooo:rsid="0050f657"/>
    </style:style>
    <style:style style:name="T12" style:family="text">
      <style:text-properties officeooo:rsid="0057e000"/>
    </style:style>
    <style:style style:name="T13" style:family="text">
      <style:text-properties officeooo:rsid="00586495"/>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DAT 650</text:span><text:span text:style-name="T4">: </text:span><text:span text:style-name="T5">Advanced Data Analytics</text:span></text:p>
      <text:p text:style-name="P9"/>
      <text:p text:style-name="P4"><text:span text:style-name="T3">Module</text:span><text:span text:style-name="Emphasis"><text:span text:style-name="T6"> </text:span></text:span><text:span text:style-name="Emphasis"><text:span text:style-name="T9">Two</text:span></text:span><text:span text:style-name="Emphasis"><text:span text:style-name="T6">: </text:span></text:span></text:p>
      <text:p text:style-name="P4"><text:span text:style-name="Strong_20_Emphasis"><text:span text:style-name="T7">Business Understanding: Defining the Problem, Establishing Goals, and Identifying Ethical Considerations</text:span></text:span></text:p>
      <text:p text:style-name="P5"><text:span text:style-name="Emphasis"><text:span text:style-name="T2"/></text:span></text:p>
      <text:p text:style-name="P2"><text:span text:style-name="T12">6</text:span><text:span text:style-name="T11">/</text:span><text:span text:style-name="T13">13</text:span><text:span text:style-name="T11">/</text:span><text:span text:style-name="T12">20</text:span><text:span text:style-name="T10">22</text:span></text:p>
      <text:p text:style-name="P1"/>
      <text:p text:style-name="P1">Learning Object<text:span text:style-name="T1">i</text:span>ves</text:p>
      <text:list xml:id="list263003362" text:style-name="L1">
        <text:list-header>
          <text:p text:style-name="P12"/>
        </text:list-header>
        <text:list-item>
          <text:p text:style-name="P13">Discern the criteria for defining an organizational problem and describe how existing data and data sources could potentially provide business value to the organization</text:p>
        </text:list-item>
        <text:list-item>
          <text:p text:style-name="P13">Evaluate potential security, privacy, and ethical needs for the data mining analytic structure chosen </text:p>
        </text:list-item>
      </text:list>
      <text:p text:style-name="P6"/>
      <text:p text:style-name="P7">Module Overview</text:p>
      <text:p text:style-name="P7"/>
      <text:section text:style-name="Sect1" text:name="d2l_read_element_1">
        <text:section text:style-name="Sect1" text:name="Section1">
          <text:section text:style-name="Sect1" text:name="Section2">
            <text:section text:style-name="Sect1" text:name="Section3">
              <text:section text:style-name="Sect1" text:name="Section4">
                <text:p text:style-name="Text_20_body">Building on the context of the GE use case discussed in Module One, we need to dig deeper into the problems to solve. We have an opportunity to look into the past, which will help to establish benchmarks that measure changes in states and conditions. Traditionally, learning how to understand business dynamics relied on processes, capabilities, decision making, and breaking down structures. In this module, we will choose a particular use case and begin aligning with the CRISP-DM process.</text:p>
                <text:h text:style-name="P8" text:outline-level="2">The Successful Analytics Project</text:h>
                <text:p text:style-name="P11">The ability to develop strategic insight depends on how we put pieces together, how they interconnect, and knowing which pieces are most important and ultimately how key pieces of data can be configured to produce the strategic data and information we need to develop insight (result). The outcomes we produce depend on execution. What we need to develop is our step change strategy, solution roadmaps, and well-thought-out action plans that we manage to guide business transformation.</text:p>
                <text:h text:style-name="P8" text:outline-level="2">CRISP-DM Business Understanding</text:h>
                <text:p text:style-name="P11">Fundamentally, advanced analytics is an advanced technique often utilized to achieve organizational goals. Leveraging the CRISP-DM process, the first phase is business understanding. During this phase, our objective is to obtain an understanding of the problem domain as well as the goals and success criteria of advanced analytics. It is often said that three skills are required to apply advanced analytics—data management, statistics, and business knowledge skills. From the CRISP-DM vantage, initiating the project with a thorough understanding of the business problem and business requirements will establish the foundation to build upon, as we model data and apply statistical analysis techniques.</text:p>
                <text:p text:style-name="P11">One of the first objectives of the advanced analytics project will involve establishing the organizational goal—for example, improving product quality or reducing employee turnover. This goal is often established during the first phase of the CRISP-DM process. During this phase, the required data can be evaluated along with the proposed benefit of utilizing this data with analytical techniques. While “value” may have various definitions, in the advanced analytics context it often involves doing <text:soft-page-break/>something either better than before or that was not available before. In this module, we will evaluate how advanced analytics can improve business through adding value.</text:p>
                <text:h text:style-name="P8" text:outline-level="2">Ethics Considerations in Data Analytics</text:h>
                <text:p text:style-name="Text_20_body">When beginning a data analytic project, a sample data set is provided. In the business understanding phase of the project it is important to also consider the ethics associated with the business problem being solved as well as the fields that are provided with the data set. A data analyst must consider this early in the project so that ethical concerns can be raised during the business understanding phase. An example of this ethics consideration is if doing a predictive credit default model project and the fields of gender, race, or married status are provided there should be an ethical red flag set for using these fields. As part of business understanding, the project stakeholders would need to be made aware that using these fields can cause discrimination when extending credit. The role of the data analyst is to provide stakeholders with these areas for consideration so that they can make an informed decision regarding their choice of model.</text:p>
              </text:section>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6-13T20:56:16.772561340</dc:date>
    <meta:editing-duration>P2DT7H19M6S</meta:editing-duration>
    <meta:editing-cycles>42</meta:editing-cycles>
    <meta:generator>LibreOffice/6.4.7.2$Linux_X86_64 LibreOffice_project/40$Build-2</meta:generator>
    <meta:document-statistic meta:table-count="0" meta:image-count="0" meta:object-count="0" meta:page-count="2" meta:paragraph-count="16" meta:word-count="591" meta:character-count="3871" meta:non-whitespace-character-count="3298"/>
  </office:meta>
</office:document-meta>
</file>